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361in" style:rel-column-width="2788*"/>
    </style:style>
    <style:style style:name="Table1.B" style:family="table-column">
      <style:table-column-properties style:column-width="4.7569in" style:rel-column-width="6850*"/>
    </style:style>
    <style:style style:name="Table1.1" style:family="table-row">
      <style:table-row-properties style:min-row-height="5.4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0877d9" officeooo:paragraph-rsid="000877d9"/>
    </style:style>
    <style:style style:name="P2" style:family="paragraph" style:parent-style-name="Text_20_body">
      <style:text-properties officeooo:rsid="000877d9" officeooo:paragraph-rsid="000877d9"/>
    </style:style>
    <style:style style:name="P3" style:family="paragraph" style:parent-style-name="Standard">
      <style:text-properties officeooo:rsid="000f03ba" officeooo:paragraph-rsid="000f03ba"/>
    </style:style>
    <style:style style:name="P4" style:family="paragraph" style:parent-style-name="Table_20_Contents">
      <style:text-properties officeooo:rsid="000aac2a" officeooo:paragraph-rsid="000aac2a"/>
    </style:style>
    <style:style style:name="P5" style:family="paragraph" style:parent-style-name="Table_20_Contents">
      <style:text-properties officeooo:rsid="000abfc6" officeooo:paragraph-rsid="000abfc6"/>
    </style:style>
    <style:style style:name="P6" style:family="paragraph" style:parent-style-name="Table_20_Contents" style:list-style-name="L1">
      <style:text-properties officeooo:rsid="000abfc6" officeooo:paragraph-rsid="000abfc6"/>
    </style:style>
    <style:style style:name="P7" style:family="paragraph" style:parent-style-name="Table_20_Contents">
      <style:text-properties officeooo:paragraph-rsid="000abfc6"/>
    </style:style>
    <style:style style:name="P8" style:family="paragraph" style:parent-style-name="Table_20_Contents" style:list-style-name="L2">
      <style:text-properties officeooo:rsid="000c810e" officeooo:paragraph-rsid="000c810e"/>
    </style:style>
    <style:style style:name="P9" style:family="paragraph" style:parent-style-name="Table_20_Contents">
      <style:text-properties officeooo:rsid="000c810e" officeooo:paragraph-rsid="000c810e"/>
    </style:style>
    <style:style style:name="P10" style:family="paragraph" style:parent-style-name="Table_20_Contents">
      <style:text-properties officeooo:rsid="000e0688" officeooo:paragraph-rsid="000e0688"/>
    </style:style>
    <style:style style:name="P11" style:family="paragraph" style:parent-style-name="Table_20_Contents" style:list-style-name="L3">
      <style:text-properties officeooo:rsid="000e0688" officeooo:paragraph-rsid="000e0688"/>
    </style:style>
    <style:style style:name="P12" style:family="paragraph" style:parent-style-name="Table_20_Contents">
      <style:text-properties officeooo:rsid="000e06a2" officeooo:paragraph-rsid="000e06a2"/>
    </style:style>
    <style:style style:name="P13" style:family="paragraph" style:parent-style-name="Table_20_Contents">
      <style:paragraph-properties fo:margin-left="0.2917in" fo:margin-right="0in" fo:text-indent="0in" style:auto-text-indent="false"/>
      <style:text-properties officeooo:rsid="000e06a2" officeooo:paragraph-rsid="000e06a2"/>
    </style:style>
    <style:style style:name="P14" style:family="paragraph" style:parent-style-name="Table_20_Contents">
      <style:paragraph-properties fo:margin-left="0.2917in" fo:margin-right="0in" fo:text-indent="0in" style:auto-text-indent="false"/>
      <style:text-properties style:font-name="Liberation Serif" officeooo:rsid="000f03ba" officeooo:paragraph-rsid="000f03ba"/>
    </style:style>
    <style:style style:name="P15" style:family="paragraph" style:parent-style-name="Table_20_Contents">
      <style:paragraph-properties fo:margin-left="0.2917in" fo:margin-right="0in" fo:text-indent="0in" style:auto-text-indent="false"/>
      <style:text-properties style:font-name="Liberation Serif" fo:font-weight="normal" officeooo:rsid="00107904" officeooo:paragraph-rsid="00107904" style:font-weight-asian="normal" style:font-weight-complex="normal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officeooo:rsid="000e06a2" officeooo:paragraph-rsid="000e06a2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style:font-name="Liberation Serif" officeooo:rsid="000e06a2" officeooo:paragraph-rsid="000e06a2"/>
    </style:style>
    <style:style style:name="P18" style:family="paragraph" style:parent-style-name="Table_20_Contents">
      <style:paragraph-properties fo:margin-left="0in" fo:margin-right="0in" fo:text-indent="0in" style:auto-text-indent="false"/>
      <style:text-properties style:font-name="Liberation Serif" officeooo:rsid="000f03ba" officeooo:paragraph-rsid="000f03ba"/>
    </style:style>
    <style:style style:name="P19" style:family="paragraph" style:parent-style-name="Table_20_Contents">
      <style:paragraph-properties fo:margin-left="0in" fo:margin-right="0in" fo:text-indent="0in" style:auto-text-indent="false"/>
      <style:text-properties style:font-name="Liberation Serif" fo:font-weight="bold" officeooo:rsid="000f03ba" officeooo:paragraph-rsid="000f03ba" style:font-weight-asian="bold" style:font-weight-complex="bold"/>
    </style:style>
    <style:style style:name="P20" style:family="paragraph" style:parent-style-name="Table_20_Contents">
      <style:paragraph-properties fo:margin-left="0in" fo:margin-right="0in" fo:text-indent="0in" style:auto-text-indent="false"/>
      <style:text-properties style:font-name="Liberation Serif" fo:font-weight="bold" officeooo:rsid="00107904" officeooo:paragraph-rsid="00107904" style:font-weight-asian="bold" style:font-weight-complex="bold"/>
    </style:style>
    <style:style style:name="P21" style:family="paragraph" style:parent-style-name="Table_20_Contents">
      <style:paragraph-properties fo:margin-left="0in" fo:margin-right="0in" fo:text-indent="0in" style:auto-text-indent="false"/>
      <style:text-properties style:font-name="Liberation Serif" officeooo:rsid="00107904" officeooo:paragraph-rsid="00107904"/>
    </style:style>
    <style:style style:name="P22" style:family="paragraph" style:parent-style-name="Table_20_Contents">
      <style:paragraph-properties fo:margin-left="0in" fo:margin-right="0in" fo:text-indent="0in" style:auto-text-indent="false"/>
      <style:text-properties style:font-name="Liberation Serif" fo:font-weight="normal" officeooo:rsid="00107904" officeooo:paragraph-rsid="00107904" style:font-weight-asian="normal" style:font-weight-complex="normal"/>
    </style:style>
    <style:style style:name="P23" style:family="paragraph" style:parent-style-name="Table_20_Contents">
      <style:paragraph-properties fo:margin-left="0in" fo:margin-right="0in" fo:text-indent="0in" style:auto-text-indent="false"/>
      <style:text-properties style:font-name="Liberation Serif" fo:font-weight="normal" officeooo:rsid="0014be71" officeooo:paragraph-rsid="0014be71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abfc6"/>
    </style:style>
    <style:style style:name="T3" style:family="text">
      <style:text-properties officeooo:rsid="000c810e"/>
    </style:style>
    <style:style style:name="T4" style:family="text">
      <style:text-properties officeooo:rsid="000e0688"/>
    </style:style>
    <style:style style:name="T5" style:family="text">
      <style:text-properties fo:font-size="12pt"/>
    </style:style>
    <style:style style:name="T6" style:family="text">
      <style:text-properties fo:font-size="12pt" officeooo:rsid="000f03ba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2pt" fo:font-weight="bold" officeooo:rsid="00107904" style:font-weight-asian="bold" style:font-weight-complex="bold"/>
    </style:style>
    <style:style style:name="T9" style:family="text">
      <style:text-properties fo:font-size="12pt" officeooo:rsid="00107904"/>
    </style:style>
    <style:style style:name="T10" style:family="text">
      <style:text-properties officeooo:rsid="000f03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lour IT - Interview not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1">Private customers</text:p>
            <text:p text:style-name="P1">missing project management system</text:p>
            <text:p text:style-name="P4">Need to develop and implement IT project management system</text:p>
            <text:p text:style-name="P4"/>
            <text:p text:style-name="P4">System domain, clear idea of future system??</text:p>
            <text:p text:style-name="P4"/>
            <text:p text:style-name="P4">Colour IT process:</text:p>
            <text:p text:style-name="P4">Interviewing costumers. </text:p>
            <text:p text:style-name="P4">Formulate a list of requirements → user stories, a functional requirement formulated from a user’s point of view following a template → As a [-someone-], I want to [-something-] such that [-reason-] → who, what, why.</text:p>
            <text:p text:style-name="P4">Ask costumer if that is what they want.</text:p>
            <text:p text:style-name="P4">Use cases modeling for the full system before costumer meeting</text:p>
            <text:p text:style-name="P4">Waterfall approach analysis of the full system first.</text:p>
            <text:p text:style-name="P4">(2<text:span text:style-name="T1">nd</text:span> semester iterative process, don’t make requirements and use cases for the full system in the first iteration)</text:p>
            <text:p text:style-name="P4"/>
            <text:p text:style-name="P5">System needs to manage projects using both waterfall and iterative approach.</text:p>
            <text:p text:style-name="P5"/>
            <text:p text:style-name="P7"><text:span text:style-name="T2">Order shouldn’t matter, end up with a document with list of requirements: </text:span><text:span text:style-name="T10">(</text:span>functional requirements/<text:span text:style-name="T10">user stories/WWW)</text:span></text:p>
            <text:list xml:id="list1944911816" text:style-name="L1">
              <text:list-item>
                <text:p text:style-name="P6">an id</text:p>
              </text:list-item>
              <text:list-item>
                <text:p text:style-name="P6">the user story text (who-what-why structure)</text:p>
              </text:list-item>
              <text:list-item>
                <text:p text:style-name="P6">estimated time to complete the requirement</text:p>
              </text:list-item>
              <text:list-item>
                <text:p text:style-name="P6">a deadline for the requirement</text:p>
              </text:list-item>
              <text:list-item>
                <text:p text:style-name="P6">team member who is responsible for this requirement</text:p>
              </text:list-item>
              <text:list-item>
                <text:p text:style-name="P6">status (not started, ended, approved or rejected)</text:p>
              </text:list-item>
              <text:list-item>
                <text:p text:style-name="P6">total hours worked on this requirement and by who</text:p>
              </text:list-item>
            </text:list>
            <text:p text:style-name="P5"/>
            <text:p text:style-name="P5">Requirements is split into tas<text:span text:style-name="T3">k</text:span>s <text:span text:style-name="T4">(use case)</text:span>:</text:p>
            <text:list xml:id="list2450509758" text:style-name="L2">
              <text:list-item>
                <text:p text:style-name="P8">related requirement (id)</text:p>
              </text:list-item>
              <text:list-item>
                <text:p text:style-name="P8">task id (use case id)</text:p>
              </text:list-item>
              <text:list-item>
                <text:p text:style-name="P8">task title/description (use case for requirement x)</text:p>
              </text:list-item>
              <text:list-item>
                <text:p text:style-name="P8">time estimation</text:p>
              </text:list-item>
              <text:list-item>
                <text:p text:style-name="P8">deadline</text:p>
              </text:list-item>
              <text:list-item>
                <text:p text:style-name="P8">responsible team member</text:p>
              </text:list-item>
              <text:list-item>
                <text:p text:style-name="P8">status</text:p>
              </text:list-item>
              <text:list-item>
                <text:p text:style-name="P8">total work hours on this case and by who</text:p>
              </text:list-item>
            </text:list>
            <text:p text:style-name="P9"/>
            <text:p text:style-name="P9">only small projects can you formulate all tasks in the beginning</text:p>
            <text:p text:style-name="P9">Bigger projects, if waterfall isn’t used. Then tasks are formulated in different iterations.</text:p>
            <text:p text:style-name="P9">Both methods should produce documentation when the project is done containing “list of requirements” “list of tasks (use cases)” both including the precise time spent</text:p>
            <text:p text:style-name="P9"/>
            <text:p text:style-name="P10">Time estimates for all tasks (use cases) belonging to one requirement have to sum up to the estimate for the requirement.</text:p>
            <text:p text:style-name="P10"><text:soft-page-break/>Each team member reports daily to the scrum master:</text:p>
            <text:list xml:id="list2332883781" text:style-name="L3">
              <text:list-item>
                <text:p text:style-name="P11">which task he is working on</text:p>
              </text:list-item>
              <text:list-item>
                <text:p text:style-name="P11">if the task has ended or not</text:p>
              </text:list-item>
            </text:list>
            <text:p text:style-name="P10">Team member has to do this for all tasks the person is working on. The member should also write down hours spent on each task each day.</text:p>
            <text:p text:style-name="P10"/>
            <text:p text:style-name="P12">One scrum master (also team member)</text:p>
            <text:p text:style-name="P13">Handles the process, documents who did what when, reports when a requirement is done, makes sure all are on track etc.</text:p>
            <text:p text:style-name="P12">One product owner (also team member)</text:p>
            <text:p text:style-name="P13">Represents the costumer, approve requirement when its done. Prioritizing requirements. (large projects adding new requirements)</text:p>
            <text:p text:style-name="P12">Rest is team members (developers)</text:p>
            <text:p text:style-name="P12"/>
            <text:p text:style-name="P12">Project creator</text:p>
            <text:p text:style-name="P13">Create project, assign team members, assign roles for team members and change their role and add new members to a project team</text:p>
            <text:p text:style-name="P13"/>
            <text:p text:style-name="P16">no login, all use the system in different ways, but only one at a time.</text:p>
            <text:p text:style-name="P16"/>
            <text:p text:style-name="P17">“<text:span text:style-name="T5">The important thing is that it should be possible </text:span></text:p>
            <text:p text:style-name="P17"><text:span text:style-name="T5">to search for a project to get the information in form of a </text:span></text:p>
            <text:p text:style-name="P17"><text:span text:style-name="T5">list of requirements with status, estimated and </text:span></text:p>
            <text:p text:style-name="P17"><text:span text:style-name="T5">used time, see or search for information of individual tasks, their status, time, etc.”</text:span></text:p>
            <text:p text:style-name="P17"><text:span text:style-name="T5"/></text:p>
            <text:p text:style-name="P17"><text:span text:style-name="T5">“if you have time, then a search by employee to find his related projects and maybe see his productivity, i.e. time spent related to the estimated time. And to see with whom he worked the most.”</text:span></text:p>
            <text:p text:style-name="P17"><text:span text:style-name="T5"/></text:p>
            <text:p text:style-name="P17"><text:span text:style-name="T5">Store data in files</text:span></text:p>
            <text:p text:style-name="P17"><text:span text:style-name="T5">When a project is done, all the project info should be stored in one file, that can be accessed when searching for historical data.</text:span></text:p>
            <text:p text:style-name="P17"><text:span text:style-name="T5"/></text:p>
            <text:p text:style-name="P17"><text:span text:style-name="T5">non-functional requirements and project related requirements.</text:span></text:p>
            <text:p text:style-name="P17"><text:span text:style-name="T5">“</text:span><text:span text:style-name="T6">if a costumer want their users to change password every three months, then this would be a non-functional requirement.”</text:span></text:p>
            <text:p text:style-name="P17"><text:span text:style-name="T6"/></text:p>
            <text:p text:style-name="P18"><text:span text:style-name="T5">Project requirements are the work needed to be done, but not like a feature to be implemented. Produce a user guide, updating of documents, the system report etc. “we need to spend time doing it and thus have to include it as requirements and later tasks” </text:span><text:span text:style-name="T8">Project requirements</text:span></text:p>
            <text:p text:style-name="P18"><text:span text:style-name="T5"/></text:p>
            <text:p text:style-name="P19"><text:span text:style-name="T5">GUI</text:span></text:p>
            <text:p text:style-name="P14"><text:span text:style-name="T5">implement it in </text:span><text:span text:style-name="T7">Java</text:span><text:span text:style-name="T5"> with the </text:span><text:span text:style-name="T7">GUI</text:span><text:span text:style-name="T5"> in </text:span><text:span text:style-name="T7">JavaFX</text:span></text:p>
            <text:p text:style-name="P18"><text:span text:style-name="T5">“When all tasks for one requirement have ended, then the requirement should automatically be in ‘Ended’ state. The Product owner’s job is to test this requirement, normally a feature and if accepted, set its </text:span><text:soft-page-break/><text:span text:style-name="T5">status to ‘Approved’,</text:span></text:p>
            <text:p text:style-name="P18"><text:span text:style-name="T5">otherwise set it to ‘Rejected’. It could be nice not to keep all the tasks related to an Approved requirement in the same view as ongoing tasks.”</text:span></text:p>
            <text:p text:style-name="P18"><text:span text:style-name="T5"/></text:p>
            <text:p text:style-name="P18"><text:span text:style-name="T5">Stand alone application for internal use.</text:span></text:p>
            <text:p text:style-name="P18"><text:span text:style-name="T5">Web access for costumers.</text:span></text:p>
            <text:p text:style-name="P14"><text:span text:style-name="T5">Costumers can find information about their projects (description, all requirements with status)</text:span></text:p>
            <text:p text:style-name="P14"><text:span text:style-name="T5">no access to tasks, actual time spent and no information about team members</text:span></text:p>
            <text:p text:style-name="P18"><text:span text:style-name="T5"/></text:p>
            <text:p text:style-name="P18"><text:span text:style-name="T5">Professional website (colour scheme, layout, limit text)</text:span></text:p>
            <text:p text:style-name="P18"><text:span text:style-name="T5">mostly text about Colour IT, the project team and status about their own project (short description, table with all requirements, </text:span><text:span text:style-name="T9">is it functional or non-functional, deadline, and status of the requirement)</text:span></text:p>
            <text:p text:style-name="P21"><text:span text:style-name="T5">Nice pictures</text:span></text:p>
            <text:p text:style-name="P21"><text:span text:style-name="T5"/></text:p>
            <text:p text:style-name="P21"><text:span text:style-name="T5">No messy display of information (multiple pages?)</text:span></text:p>
            <text:p text:style-name="P21"><text:span text:style-name="T5"/></text:p>
            <text:p text:style-name="P21"><text:span text:style-name="T5">List of requirements, not important when they are formulated, important that we can add new ones at any time. Reorder and remove</text:span></text:p>
            <text:p text:style-name="P21"><text:span text:style-name="T5"/></text:p>
            <text:p text:style-name="P20"><text:span text:style-name="T5">Questions:</text:span></text:p>
            <text:p text:style-name="P22"><text:span text:style-name="T5"/></text:p>
            <text:p text:style-name="P23"><text:span text:style-name="T5">Company information:</text:span></text:p>
            <text:p text:style-name="P15"><text:span text:style-name="T5">Colour IT company information, team members, ongoing projects and the status of the projects (our self)</text:span></text:p>
            <text:p text:style-name="P15"><text:span text:style-name="T5"/></text:p>
            <text:p text:style-name="P22"><text:span text:style-name="T5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6:48:34.465451610</meta:creation-date>
    <dc:date>2020-09-16T15:56:58.338589926</dc:date>
    <meta:editing-duration>PT6H16M32S</meta:editing-duration>
    <meta:editing-cycles>4</meta:editing-cycles>
    <meta:generator>LibreOffice/6.4.5.2$Linux_X86_64 LibreOffice_project/40$Build-2</meta:generator>
    <meta:document-statistic meta:table-count="1" meta:image-count="0" meta:object-count="0" meta:page-count="3" meta:paragraph-count="72" meta:word-count="824" meta:character-count="4966" meta:non-whitespace-character-count="4227"/>
  </office:meta>
</office:document-meta>
</file>